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4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6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2.319cm" svg:y="6.1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2.319cm" svg:y="5.4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583cm">
          <text:p/>
        </draw:circle>
        <draw:circle draw:style-name="gr5" draw:text-style-name="P1" xml:id="id13" draw:id="id13" draw:layer="layout" svg:width="0.254cm" svg:height="0.254cm" svg:x="18.403cm" svg:y="8.082cm">
          <text:p/>
        </draw:circle>
        <draw:connector draw:style-name="gr3" draw:text-style-name="P1" draw:layer="layout" draw:type="curve" svg:x1="18.657cm" svg:y1="8.209cm" svg:x2="18.585cm" svg:y2="3.883cm" draw:start-shape="id13" draw:start-glue-point="1" draw:end-shape="id14" svg:d="M18657 8209c751 0 787-4326-72-4326">
          <text:p/>
        </draw:connector>
        <draw:connector draw:style-name="gr3" draw:text-style-name="P1" draw:layer="layout" draw:type="curve" svg:x1="14.704cm" svg:y1="8.71cm" svg:x2="11.919cm" svg:y2="6.749cm" draw:start-shape="id15" draw:start-glue-point="3" draw:end-shape="id16" draw:end-glue-point="1" svg:d="M14704 8710c-2088 0-696-1961-2785-1961">
          <text:p/>
        </draw:connector>
        <draw:circle draw:style-name="gr5" draw:text-style-name="P1" xml:id="id17" draw:id="id17" draw:layer="layout" svg:width="0.254cm" svg:height="0.254cm" svg:x="22.136cm" svg:y="6.946cm">
          <text:p/>
        </draw:circle>
        <draw:connector draw:style-name="gr3" draw:text-style-name="P1" draw:layer="layout" draw:type="curve" svg:x1="22.136cm" svg:y1="7.073cm" svg:x2="18.612cm" svg:y2="8.469cm" draw:start-shape="id17" draw:start-glue-point="3" draw:end-shape="id18" svg:d="M22136 7073c-2643 0-881 1396-3524 13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4.651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3.889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5.36cm">
          <text:p/>
        </draw:circle>
        <draw:connector draw:style-name="gr3" draw:text-style-name="P1" draw:layer="layout" draw:type="curve" svg:x1="16.9cm" svg:y1="15.487cm" svg:x2="16.731cm" svg:y2="9.528cm" draw:start-shape="id24" draw:start-glue-point="3" draw:end-shape="id18" draw:end-glue-point="2" svg:d="M16900 15487c-751 0-627-1522-481-1918s312 333 312-4041">
          <text:p/>
        </draw:connector>
        <draw:circle draw:style-name="gr5" draw:text-style-name="P1" xml:id="id25" draw:id="id25" draw:layer="layout" svg:width="0.254cm" svg:height="0.254cm" svg:x="16.899cm" svg:y="15.837cm">
          <text:p/>
        </draw:circle>
        <draw:connector draw:style-name="gr3" draw:text-style-name="P1" draw:layer="layout" draw:type="curve" svg:x1="16.899cm" svg:y1="15.964cm" svg:x2="14.716cm" svg:y2="16.438cm" draw:start-shape="id25" draw:start-glue-point="3" draw:end-shape="id26" svg:d="M16899 15964c-1636 0-545 474-2183 474">
          <text:p/>
        </draw:connector>
        <draw:rect draw:style-name="gr1" draw:text-style-name="P2" xml:id="id31" draw:id="id31" draw:layer="layout" svg:width="3.192cm" svg:height="0.869cm" svg:x="18.636cm" svg:y="10.291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137cm" svg:y="7.412cm">
          <text:p/>
        </draw:circle>
        <draw:connector draw:style-name="gr3" draw:text-style-name="P1" draw:layer="layout" draw:type="curve" svg:x1="22.137cm" svg:y1="7.539cm" svg:x2="20.232cm" svg:y2="10.291cm" draw:start-shape="id30" draw:start-glue-point="3" draw:end-shape="id31" svg:d="M22137 7539c-1270 0-1905 917-1905 2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2.844cm" svg:y="9.1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6.821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</draw:page>
      <draw:page draw:name="page3" draw:style-name="dp1" draw:master-page-name="Default">
        <draw:rect draw:style-name="gr1" draw:text-style-name="P2" xml:id="id34" draw:id="id34" draw:layer="layout" svg:width="3.481cm" svg:height="0.869cm" svg:x="23.439cm" svg:y="4.592cm">
          <text:p text:style-name="P1"><text:span text:style-name="T1">Test Message</text:span></text:p>
        </draw:rect>
        <draw:rect draw:style-name="gr1" draw:text-style-name="P2" xml:id="id37" draw:id="id37" draw:layer="layout" svg:width="4.751cm" svg:height="0.869cm" svg:x="9.5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9.5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xml:id="id35" draw:id="id35" draw:layer="layout" svg:width="4.572cm" svg:height="0.869cm" svg:x="18.222cm" svg:y="2.0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8.222cm" svg:y="2.8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5.179cm" svg:y1="4.592cm" svg:x2="22.794cm" svg:y2="2.461cm" draw:start-shape="id34" draw:start-glue-point="0" draw:end-shape="id35" draw:end-glue-point="1" svg:d="M25179 4592c0-1421-795-2131-2385-2131">
          <text:p/>
        </draw:connector>
        <draw:circle draw:style-name="gr5" draw:text-style-name="P1" xml:id="id36" draw:id="id36" draw:layer="layout" svg:width="0.254cm" svg:height="0.254cm" svg:x="18.13cm" svg:y="3.511cm">
          <text:p/>
        </draw:circle>
        <draw:rect draw:style-name="gr4" draw:text-style-name="P5" draw:layer="layout" svg:width="4.156cm" svg:height="1.397cm" svg:x="18.457cm" svg:y="4.3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8.13cm" svg:y1="3.638cm" svg:x2="14.263cm" svg:y2="1.721cm" draw:start-shape="id36" draw:start-glue-point="3" draw:end-shape="id37" draw:end-glue-point="1" svg:d="M18130 3638c-2899 0-966-1917-3867-1917">
          <text:p/>
        </draw:connector>
        <draw:rect draw:style-name="gr1" draw:text-style-name="P2" draw:layer="layout" svg:width="6.776cm" svg:height="0.869cm" svg:x="17.796cm" svg:y="11.303cm">
          <text:p text:style-name="P1"><text:span text:style-name="T1">Test Profile</text:span></text:p>
        </draw:rect>
        <draw:rect draw:style-name="gr2" draw:text-style-name="P4" draw:layer="layout" svg:width="6.776cm" svg:height="7.503cm" svg:x="17.796cm" svg:y="12.087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pos</text:span></text:p>
          <text:p text:style-name="P3"><text:span text:style-name="T2">profile_field_name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message_accept_status_debug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8.391cm" svg:y="13.724cm">
          <text:p text:style-name="P3"><text:span text:style-name="T3">not_run, expected, not_expected</text:span></text:p>
        </draw:rect>
        <draw:circle draw:style-name="gr5" draw:text-style-name="P1" xml:id="id38" draw:id="id38" draw:layer="layout" svg:width="0.254cm" svg:height="0.254cm" svg:x="17.714cm" svg:y="12.827cm">
          <text:p/>
        </draw:circle>
        <draw:connector draw:style-name="gr3" draw:text-style-name="P1" draw:layer="layout" draw:type="curve" svg:x1="17.714cm" svg:y1="12.954cm" svg:x2="18.222cm" svg:y2="6.737cm" draw:start-shape="id38" draw:start-glue-point="3" draw:end-shape="id39" draw:end-glue-point="3" svg:d="M17714 12954c-751 0-1005-6217 508-6217">
          <text:p/>
        </draw:connector>
        <draw:circle draw:style-name="gr5" draw:text-style-name="P1" xml:id="id40" draw:id="id40" draw:layer="layout" svg:width="0.254cm" svg:height="0.254cm" svg:x="23.114cm" svg:y="17.527cm">
          <text:p/>
        </draw:circle>
        <draw:circle draw:style-name="gr5" draw:text-style-name="P1" xml:id="id41" draw:id="id41" draw:layer="layout" svg:width="0.254cm" svg:height="0.254cm" svg:x="23.114cm" svg:y="18.027cm">
          <text:p/>
        </draw:circle>
        <draw:connector draw:style-name="gr3" draw:text-style-name="P1" draw:layer="layout" draw:type="curve" svg:x1="23.368cm" svg:y1="17.654cm" svg:x2="25.179cm" svg:y2="5.461cm" draw:start-shape="id40" draw:start-glue-point="1" draw:end-shape="id34" draw:end-glue-point="2" svg:d="M23368 17654c1208 0 1811-4064 1811-12193">
          <text:p/>
        </draw:connector>
        <draw:connector draw:style-name="gr3" draw:text-style-name="P1" draw:layer="layout" draw:type="curve" svg:x1="23.368cm" svg:y1="18.154cm" svg:x2="25.179cm" svg:y2="5.461cm" draw:start-shape="id41" draw:start-glue-point="1" draw:end-shape="id34" draw:end-glue-point="2" svg:d="M23368 18154c1208 0 1811-4231 1811-12693">
          <text:p/>
        </draw:connector>
        <draw:rect draw:style-name="gr1" draw:text-style-name="P2" draw:layer="layout" svg:width="4.751cm" svg:height="0.869cm" svg:x="1.508cm" svg:y="1.508cm">
          <text:p text:style-name="P1"><text:span text:style-name="T1">Test Participant</text:span></text:p>
        </draw:rect>
        <draw:rect draw:style-name="gr2" draw:text-style-name="P4" draw:layer="layout" svg:width="4.751cm" svg:height="11.176cm" svg:x="1.508cm" svg:y="2.27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/></text:p>
        </draw:rect>
      </draw:page>
      <draw:page draw:name="page4" draw:style-name="dp1" draw:master-page-name="Default">
        <draw:rect draw:style-name="gr1" draw:text-style-name="P2" xml:id="id43" draw:id="id43" draw:layer="layout" svg:width="7.672cm" svg:height="0.869cm" svg:x="5.019cm" svg:y="2.778cm">
          <text:p text:style-name="P1"><text:span text:style-name="T1">Test Message</text:span></text:p>
        </draw:rect>
        <draw:rect draw:style-name="gr2" draw:text-style-name="P4" draw:layer="layout" svg:width="7.672cm" svg:height="16.742cm" svg:x="5.019cm" svg:y="3.5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/></text:p>
          <text:p text:style-name="P3"><text:span text:style-name="T2"/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4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156cm" svg:height="0.508cm" svg:x="5.614cm" svg:y="5.699cm">
          <text:p text:style-name="P3"><text:span text:style-name="T3">prep, update, query</text:span></text:p>
        </draw:rect>
        <draw:circle draw:style-name="gr5" draw:text-style-name="P1" xml:id="id46" draw:id="id46" draw:layer="layout" svg:width="0.254cm" svg:height="0.254cm" svg:x="4.937cm" svg:y="4.302cm">
          <text:p/>
        </draw:circle>
        <draw:rect draw:style-name="gr1" draw:text-style-name="P2" xml:id="id45" draw:id="id45" draw:layer="layout" svg:width="5.207cm" svg:height="0.869cm" svg:x="21.447cm" svg:y="4.532cm">
          <text:p text:style-name="P1"><text:span text:style-name="T1">Comparison Field</text:span></text:p>
        </draw:rect>
        <draw:rect draw:style-name="gr2" draw:text-style-name="P4" draw:layer="layout" svg:width="5.207cm" svg:height="2.518cm" svg:x="21.447cm" svg:y="5.3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4.716cm" svg:y="2.651cm">
          <text:p text:style-name="P1"><text:span text:style-name="T1">Comparison</text:span></text:p>
        </draw:rect>
        <draw:rect draw:style-name="gr2" draw:text-style-name="P4" draw:layer="layout" svg:width="4.572cm" svg:height="3.915cm" svg:x="14.716cm" svg:y="3.4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5.132cm" svg:y="6.507cm">
          <text:p text:style-name="P3"><text:span text:style-name="T3">pass, fail, not tested</text:span></text:p>
        </draw:rect>
        <draw:circle draw:style-name="gr5" draw:text-style-name="P1" xml:id="id42" draw:id="id42" draw:layer="layout" svg:width="0.254cm" svg:height="0.254cm" svg:x="14.589cm" svg:y="4.687cm">
          <text:p/>
        </draw:circle>
        <draw:connector draw:style-name="gr3" draw:text-style-name="P1" draw:layer="layout" draw:type="curve" svg:x1="14.589cm" svg:y1="4.814cm" svg:x2="12.691cm" svg:y2="3.212cm" draw:start-shape="id42" draw:start-glue-point="3" draw:end-shape="id43" svg:d="M14589 4814c-1423 0-475-1602-1898-1602">
          <text:p/>
        </draw:connector>
        <draw:circle draw:style-name="gr5" draw:text-style-name="P1" xml:id="id44" draw:id="id44" draw:layer="layout" svg:width="0.254cm" svg:height="0.254cm" svg:x="18.907cm" svg:y="4.187cm">
          <text:p/>
        </draw:circle>
        <draw:connector draw:style-name="gr3" draw:text-style-name="P1" draw:layer="layout" draw:type="curve" svg:x1="19.161cm" svg:y1="4.314cm" svg:x2="21.447cm" svg:y2="4.966cm" draw:start-shape="id44" draw:start-glue-point="1" draw:end-shape="id45" draw:end-glue-point="3" svg:d="M19161 4314c1714 0 572 652 2286 652">
          <text:p/>
        </draw:connector>
        <draw:rect draw:style-name="gr1" draw:text-style-name="P2" xml:id="id47" draw:id="id47" draw:layer="layout" svg:width="4.572cm" svg:height="0.869cm" svg:x="5.064cm" svg:y="1.274cm">
          <text:p text:style-name="P1"><text:span text:style-name="T1">Test Section</text:span></text:p>
        </draw:rect>
        <draw:connector draw:style-name="gr3" draw:text-style-name="P1" draw:layer="layout" draw:type="curve" svg:x1="4.937cm" svg:y1="4.429cm" svg:x2="5.064cm" svg:y2="1.708cm" draw:start-shape="id46" draw:start-glue-point="3" draw:end-shape="id47" draw:end-glue-point="3" svg:d="M4937 4429c-751 0-815-2721 127-27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1.1$Win32 OpenOffice.org_project/411m6$Build-9775</meta:generator>
    <dc:date>2015-10-05T17:18:19.97</dc:date>
    <dc:creator>Nathan Bunker</dc:creator>
    <meta:editing-duration>P4DT1H38M9S</meta:editing-duration>
    <meta:editing-cycles>33</meta:editing-cycles>
    <meta:printed-by>Nathan Bunker</meta:printed-by>
    <meta:print-date>2014-06-19T14:05:00.83</meta:print-date>
    <meta:document-statistic meta:object-count="114"/>
  </office:meta>
</office:document-meta>
</file>